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138df1" officeooo:paragraph-rsid="00138df1"/>
    </style:style>
    <style:style style:name="P2" style:family="paragraph" style:parent-style-name="Text_20_body">
      <style:text-properties officeooo:rsid="0013fffc" officeooo:paragraph-rsid="0013fffc"/>
    </style:style>
    <style:style style:name="P3" style:family="paragraph" style:parent-style-name="Text_20_body">
      <style:text-properties officeooo:rsid="0014057f" officeooo:paragraph-rsid="0014057f"/>
    </style:style>
    <style:style style:name="P4" style:family="paragraph" style:parent-style-name="Text_20_body">
      <style:text-properties officeooo:rsid="0014747b" officeooo:paragraph-rsid="0014747b"/>
    </style:style>
    <style:style style:name="P5" style:family="paragraph" style:parent-style-name="Text_20_body">
      <style:text-properties officeooo:rsid="001efbac" officeooo:paragraph-rsid="001efbac"/>
    </style:style>
    <style:style style:name="P6" style:family="paragraph" style:parent-style-name="Text_20_body">
      <style:text-properties officeooo:rsid="001fbbab" officeooo:paragraph-rsid="001fbbab"/>
    </style:style>
    <style:style style:name="P7" style:family="paragraph" style:parent-style-name="Text_20_body">
      <style:text-properties officeooo:rsid="002066e7" officeooo:paragraph-rsid="002066e7"/>
    </style:style>
    <style:style style:name="P8" style:family="paragraph" style:parent-style-name="Text_20_body">
      <style:text-properties officeooo:rsid="002066e7" officeooo:paragraph-rsid="002250bb"/>
    </style:style>
    <style:style style:name="P9" style:family="paragraph" style:parent-style-name="Text_20_body">
      <style:text-properties officeooo:rsid="002066e7" officeooo:paragraph-rsid="0023c461"/>
    </style:style>
    <style:style style:name="P10" style:family="paragraph" style:parent-style-name="Text_20_body">
      <style:text-properties officeooo:rsid="0026ead5" officeooo:paragraph-rsid="0026ead5"/>
    </style:style>
    <style:style style:name="P11" style:family="paragraph" style:parent-style-name="Text_20_body">
      <style:text-properties fo:font-style="italic" fo:font-weight="bold" officeooo:rsid="00394e87" officeooo:paragraph-rsid="00394e87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officeooo:paragraph-rsid="0027fb92"/>
    </style:style>
    <style:style style:name="P13" style:family="paragraph" style:parent-style-name="Text_20_body">
      <style:text-properties officeooo:rsid="002aa29b" officeooo:paragraph-rsid="002aa29b"/>
    </style:style>
    <style:style style:name="P14" style:family="paragraph" style:parent-style-name="Text_20_body">
      <style:text-properties officeooo:rsid="002aa29b" officeooo:paragraph-rsid="002eb79c"/>
    </style:style>
    <style:style style:name="P15" style:family="paragraph" style:parent-style-name="Text_20_body">
      <style:text-properties officeooo:rsid="002c0a1a" officeooo:paragraph-rsid="002eb79c"/>
    </style:style>
    <style:style style:name="P16" style:family="paragraph" style:parent-style-name="Text_20_body">
      <style:text-properties officeooo:rsid="002cc290" officeooo:paragraph-rsid="002eb79c"/>
    </style:style>
    <style:style style:name="P17" style:family="paragraph" style:parent-style-name="Text_20_body">
      <style:text-properties officeooo:rsid="002f5af7" officeooo:paragraph-rsid="002f5af7"/>
    </style:style>
    <style:style style:name="P18" style:family="paragraph" style:parent-style-name="Text_20_body">
      <style:text-properties officeooo:paragraph-rsid="0035e236"/>
    </style:style>
    <style:style style:name="P19" style:family="paragraph" style:parent-style-name="Text_20_body">
      <style:text-properties officeooo:rsid="00394e87" officeooo:paragraph-rsid="00394e87"/>
    </style:style>
    <style:style style:name="P20" style:family="paragraph" style:parent-style-name="Text_20_body">
      <style:text-properties officeooo:rsid="003c8d3f" officeooo:paragraph-rsid="003c8d3f"/>
    </style:style>
    <style:style style:name="P21" style:family="paragraph" style:parent-style-name="Text_20_body">
      <style:text-properties officeooo:rsid="003da231" officeooo:paragraph-rsid="003da231"/>
    </style:style>
    <style:style style:name="P22" style:family="paragraph" style:parent-style-name="Text_20_body">
      <style:text-properties officeooo:rsid="003fa2ae" officeooo:paragraph-rsid="003fa2ae"/>
    </style:style>
    <style:style style:name="P23" style:family="paragraph" style:parent-style-name="Text_20_body">
      <style:text-properties officeooo:rsid="00412f21" officeooo:paragraph-rsid="00412f21"/>
    </style:style>
    <style:style style:name="P24" style:family="paragraph" style:parent-style-name="Text_20_body" style:list-style-name="L1">
      <style:text-properties officeooo:rsid="00412f21" officeooo:paragraph-rsid="00412f21"/>
    </style:style>
    <style:style style:name="P25" style:family="paragraph" style:parent-style-name="Text_20_body" style:list-style-name="L1">
      <style:text-properties officeooo:paragraph-rsid="003fa2ae"/>
    </style:style>
    <style:style style:name="P26" style:family="paragraph" style:parent-style-name="Text_20_body" style:list-style-name="L1">
      <style:text-properties officeooo:paragraph-rsid="00412f21"/>
    </style:style>
    <style:style style:name="P27" style:family="paragraph" style:parent-style-name="Text_20_body" style:list-style-name="L1">
      <style:text-properties officeooo:rsid="00416b6c" officeooo:paragraph-rsid="00416b6c"/>
    </style:style>
    <style:style style:name="P28" style:family="paragraph" style:parent-style-name="Text_20_body" style:list-style-name="L1">
      <style:text-properties officeooo:rsid="0043facb" officeooo:paragraph-rsid="0043facb"/>
    </style:style>
    <style:style style:name="P29" style:family="paragraph" style:parent-style-name="Text_20_body" style:list-style-name="L1">
      <style:text-properties officeooo:rsid="00457f72" officeooo:paragraph-rsid="00457f72"/>
    </style:style>
    <style:style style:name="P30" style:family="paragraph" style:parent-style-name="Title">
      <style:text-properties style:font-name="Liberation Sans" fo:font-size="28pt" fo:font-weight="bold" officeooo:rsid="00138df1" officeooo:paragraph-rsid="00138df1" style:font-name-asian="Noto Sans CJK SC" style:font-size-asian="28pt" style:font-weight-asian="bold" style:font-name-complex="Lohit Devanagari" style:font-size-complex="28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99e3" style:font-style-asian="italic" style:font-style-complex="italic"/>
    </style:style>
    <style:style style:name="T3" style:family="text">
      <style:text-properties fo:font-style="italic" officeooo:rsid="0023c461" style:font-style-asian="italic" style:font-style-complex="italic"/>
    </style:style>
    <style:style style:name="T4" style:family="text">
      <style:text-properties fo:font-style="italic" officeooo:rsid="0027fb92" style:font-style-asian="italic" style:font-style-complex="italic"/>
    </style:style>
    <style:style style:name="T5" style:family="text">
      <style:text-properties fo:font-style="italic" officeooo:rsid="0035e236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5d80c" style:font-style-asian="normal" style:font-style-complex="normal"/>
    </style:style>
    <style:style style:name="T8" style:family="text">
      <style:text-properties fo:font-style="normal" officeooo:rsid="00163a1c" style:font-style-asian="normal" style:font-style-complex="normal"/>
    </style:style>
    <style:style style:name="T9" style:family="text">
      <style:text-properties fo:font-style="normal" officeooo:rsid="0019b74c" style:font-style-asian="normal" style:font-style-complex="normal"/>
    </style:style>
    <style:style style:name="T10" style:family="text">
      <style:text-properties fo:font-style="normal" officeooo:rsid="001b99e3" style:font-style-asian="normal" style:font-style-complex="normal"/>
    </style:style>
    <style:style style:name="T11" style:family="text">
      <style:text-properties fo:font-style="normal" officeooo:rsid="001d555d" style:font-style-asian="normal" style:font-style-complex="normal"/>
    </style:style>
    <style:style style:name="T12" style:family="text">
      <style:text-properties fo:font-style="normal" officeooo:rsid="00201660" style:font-style-asian="normal" style:font-style-complex="normal"/>
    </style:style>
    <style:style style:name="T13" style:family="text">
      <style:text-properties fo:font-style="normal" officeooo:rsid="002250bb" style:font-style-asian="normal" style:font-style-complex="normal"/>
    </style:style>
    <style:style style:name="T14" style:family="text">
      <style:text-properties fo:font-style="normal" officeooo:rsid="0023c461" style:font-style-asian="normal" style:font-style-complex="normal"/>
    </style:style>
    <style:style style:name="T15" style:family="text">
      <style:text-properties fo:font-style="normal" officeooo:rsid="0024f3e8" style:font-style-asian="normal" style:font-style-complex="normal"/>
    </style:style>
    <style:style style:name="T16" style:family="text">
      <style:text-properties fo:font-style="normal" officeooo:rsid="0028b2a2" style:font-style-asian="normal" style:font-style-complex="normal"/>
    </style:style>
    <style:style style:name="T17" style:family="text">
      <style:text-properties fo:font-style="normal" officeooo:rsid="0027fb92" style:font-style-asian="normal" style:font-style-complex="normal"/>
    </style:style>
    <style:style style:name="T18" style:family="text">
      <style:text-properties fo:font-style="normal" officeooo:rsid="00330fef" style:font-style-asian="normal" style:font-style-complex="normal"/>
    </style:style>
    <style:style style:name="T19" style:family="text">
      <style:text-properties fo:font-style="normal" officeooo:rsid="0034ba8f" style:font-style-asian="normal" style:font-style-complex="normal"/>
    </style:style>
    <style:style style:name="T20" style:family="text">
      <style:text-properties fo:font-style="normal" officeooo:rsid="0035e236" style:font-style-asian="normal" style:font-style-complex="normal"/>
    </style:style>
    <style:style style:name="T21" style:family="text">
      <style:text-properties fo:font-style="normal" officeooo:rsid="00375529" style:font-style-asian="normal" style:font-style-complex="normal"/>
    </style:style>
    <style:style style:name="T22" style:family="text">
      <style:text-properties fo:font-style="normal" officeooo:rsid="003ab9ff" style:font-style-asian="normal" style:font-style-complex="normal"/>
    </style:style>
    <style:style style:name="T23" style:family="text">
      <style:text-properties fo:font-style="normal" officeooo:rsid="003bb054" style:font-style-asian="normal" style:font-style-complex="normal"/>
    </style:style>
    <style:style style:name="T24" style:family="text">
      <style:text-properties fo:font-style="normal" officeooo:rsid="003f265d" style:font-style-asian="normal" style:font-style-complex="normal"/>
    </style:style>
    <style:style style:name="T25" style:family="text">
      <style:text-properties fo:font-style="normal" officeooo:rsid="003fa2ae" style:font-style-asian="normal" style:font-style-complex="normal"/>
    </style:style>
    <style:style style:name="T26" style:family="text">
      <style:text-properties fo:font-style="normal" officeooo:rsid="00412f21" style:font-style-asian="normal" style:font-style-complex="normal"/>
    </style:style>
    <style:style style:name="T27" style:family="text">
      <style:text-properties fo:font-style="normal" officeooo:rsid="0042943a" style:font-style-asian="normal" style:font-style-complex="normal"/>
    </style:style>
    <style:style style:name="T28" style:family="text">
      <style:text-properties officeooo:rsid="0037552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Viritualization</text:p>
      <text:p text:style-name="P1">Interlude: Process API</text:p>
      <text:p text:style-name="P2">Process creation in <text:span text:style-name="T1">Unix systems</text:span><text:span text:style-name="T6">. </text:span></text:p>
      <text:p text:style-name="P2"><text:span text:style-name="T6">Problem: How do we create and control processes?</text:span></text:p>
      <text:p text:style-name="P3"><text:span text:style-name="T6">5.1 The fork() System Call</text:span></text:p>
      <text:p text:style-name="P4"><text:span text:style-name="T6">Creates a new process </text:span><text:span text:style-name="T8">(child)</text:span><text:span text:style-name="T6">, </text:span><text:span text:style-name="T7">a copy of the calling process </text:span><text:span text:style-name="T8">(parent, almost a complete copy)</text:span><text:span text:style-name="T7">. </text:span><text:span text:style-name="T9">The child will have its own address space, registers, stack, instruction pointer, stack pointer, fram pointer but the value returned from the fork() will be different (0) </text:span><text:span text:style-name="T10">while the parent will receive the </text:span><text:span text:style-name="T2">process identifier (PID) </text:span><text:span text:style-name="T10">of the child. </text:span><text:span text:style-name="T11">Which process that will run a particular situation is non-deterministic due to the complex scheduler leading to interessting problems in multi-threaded programs and concurrency. </text:span></text:p>
      <text:p text:style-name="P5"><text:span text:style-name="T11">5.</text:span><text:span text:style-name="T6">2 The wait() System Call</text:span></text:p>
      <text:p text:style-name="P6"><text:span text:style-name="T6">It can be useful for a parent to wait for its child process to finish. This is accomplished with the wait() system call. Adding a wait() system call to some code could make it </text:span><text:span text:style-name="T1">deterministic</text:span><text:span text:style-name="T6">. </text:span></text:p>
      <text:p text:style-name="P6"><text:span text:style-name="T6">5.3 The exec() System Call</text:span></text:p>
      <text:p text:style-name="P6"><text:span text:style-name="T6">When you want to run programs different from the calling program </text:span><text:span text:style-name="T12">while fork()) is useful when yu want to keep running copies of the same program. The system call exec() does not create a new process, rather it transforms the current program into a different program. After the call it is like the process was never run (a successful call to exec() does not return). </text:span></text:p>
      <text:p text:style-name="P7"><text:span text:style-name="T12">5.</text:span><text:span text:style-name="T6">4 Why? Motivating The API</text:span></text:p>
      <text:p text:style-name="P8"><text:span text:style-name="T6">This setup and separation of fork() and exec() turns out to be essential in building a Unix shell as it lets the shell runnn code after the call to fork() but before the call to fork(), code that can alter the environment of a program about-to-be-ran, and thus enables a variety of interesting features to </text:span><text:bookmark-start text:name="__DdeLink__3_2889047327"/><text:span text:style-name="T6">readily</text:span><text:bookmark-end text:name="__DdeLink__3_2889047327"/><text:span text:style-name="T6"> builtin.</text:span></text:p>
      <text:p text:style-name="P9"><text:span text:style-name="T13">There are hundreds of ways to design APIs for process creation. However, the cobination of fork() and exec() are simple and immensely powerful. </text:span></text:p>
      <text:p text:style-name="P9"><text:span text:style-name="T14">A </text:span><text:span text:style-name="T3">shell</text:span><text:span text:style-name="T6"> </text:span><text:span text:style-name="T14">is just a user program </text:span><text:span text:style-name="T15">showing you a prompt and waiting for input. </text:span></text:p>
      <text:p text:style-name="P10"><text:span text:style-name="T15">E</text:span><text:span text:style-name="T6">xample – Running a program in shell: </text:span></text:p>
      <text:p text:style-name="P10"><text:span text:style-name="T6">The shell will call fork() to create a new child process to run the exec() and then call wait() and wait for the process.</text:span></text:p>
      <text:p text:style-name="P12"><text:span text:style-name="T4">Unix pipes</text:span><text:span text:style-name="T17"> – powerful tool for running programs </text:span><text:span text:style-name="T16">(output of a program is connected to the input of another program) </text:span></text:p>
      <text:p text:style-name="P12"><text:span text:style-name="T16"/></text:p>
      <text:p text:style-name="P14"><text:span text:style-name="T6">Important consideration (working practically): Read The Man Pages</text:span></text:p>
      <text:p text:style-name="P14"><text:span text:style-name="T6">Manual pages are the original documentation that exist on Unix system.</text:span></text:p>
      <text:p text:style-name="P15"><text:soft-page-break/><text:span text:style-name="T6">RTFM – Read The Fucking Manuals</text:span></text:p>
      <text:p text:style-name="P16"><text:span text:style-name="T6">Very useful documentation.. </text:span></text:p>
      <text:p text:style-name="P13"><text:span text:style-name="T16">5.</text:span><text:span text:style-name="T6">5 Process Control and Users</text:span></text:p>
      <text:p text:style-name="P17"><text:span text:style-name="T6">Besides fork, exec and wait, there are a lot of other interfaces to interact with processes e.g. the kill() system call </text:span><text:span text:style-name="T18">can send a signal to a process to pause, die or do other stuff. </text:span><text:span text:style-name="T19">External signals can be sent to processes using the signal() system call, the process shall use the signal() to catch various singnals. </text:span></text:p>
      <text:p text:style-name="P18"><text:span text:style-name="T19">M</text:span><text:span text:style-name="T20">odern systems include a strong conception of the notation of a </text:span><text:span text:style-name="T5">user</text:span><text:span text:style-name="T20">. Generally a user can only control their own processes. </text:span><text:span text:style-name="T21">A user can launch one or several processes and exercise full control over them (pause, kill, etc.). </text:span></text:p>
      <text:p text:style-name="P11"><text:span text:style-name="T28">I</text:span>mportant: The Superuser (Root)</text:p>
      <text:p text:style-name="P19"><text:span text:style-name="T21">A </text:span><text:span text:style-name="T6">system generally needs a user who can administer the system, and is not limited in the way most user are. </text:span><text:span text:style-name="T22">Such a user shall be able to kill an arbitrary process and run powerfull commands . In Unis-based system, special abilities are given to the superuser (often called root). Normally as root, you have the ability to manipulate critical processes, tread carefully </text:span><text:span text:style-name="T23">and know what you are doing.</text:span></text:p>
      <text:p text:style-name="P20"><text:span text:style-name="T23">5.</text:span><text:span text:style-name="T6">6 Useful Tools</text:span></text:p>
      <text:p text:style-name="P20"><text:span text:style-name="T6">RTFM – man pages</text:span></text:p>
      <text:p text:style-name="P20"><text:span text:style-name="T6">ps – </text:span><text:span text:style-name="T24">Whick processes that runs, </text:span><text:span text:style-name="T6">statistics</text:span></text:p>
      <text:p text:style-name="P20"><text:span text:style-name="T6">top – Displays the processes of a system and CPU utility for each one</text:span></text:p>
      <text:p text:style-name="P20"><text:span text:style-name="T6">kill – Send arbitraty signals to a processes</text:span></text:p>
      <text:p text:style-name="P20"><text:span text:style-name="T6">killalll – Same as kill but more user friendly</text:span></text:p>
      <text:p text:style-name="P21"><text:span text:style-name="T6">MenuMeters – CPU utilization measurement tool</text:span></text:p>
      <text:p text:style-name="P22"><text:span text:style-name="T6">5.7 Summary</text:span></text:p>
      <text:list xml:id="list3433596181" text:style-name="L1">
        <text:list-item>
          <text:p text:style-name="P25"><text:span text:style-name="T25">fork(), exec(), wait()</text:span></text:p>
        </text:list-item>
        <text:list-item>
          <text:p text:style-name="P26"><text:span text:style-name="T26">Each process has a name (often a number), called the process ID (PID)</text:span></text:p>
        </text:list-item>
        <text:list-item>
          <text:p text:style-name="P24"><text:span text:style-name="T6">The Unix shell commonly uses fork, exec and wait to launch user commands, separation of fork and exec enables I/O redirection, pipes and more cool features without changing any of the rab programs. </text:span></text:p>
        </text:list-item>
        <text:list-item>
          <text:p text:style-name="P27"><text:span text:style-name="T6">Process control is available in the form of signals (can cause jobs to stop, continue and even terminate</text:span><text:span text:style-name="T27">)</text:span></text:p>
        </text:list-item>
        <text:list-item>
          <text:p text:style-name="P28"><text:span text:style-name="T27">W</text:span><text:span text:style-name="T6">hich processes that can be controlled by a specific user isencapsulated in the notion of the user. </text:span></text:p>
        </text:list-item>
        <text:list-item>
          <text:p text:style-name="P29"><text:span text:style-name="T6">A superuser, or root, can control all processes. The role should be assumed infrequently and with caution for security reasons. </text:span></text:p>
        </text:list-item>
      </text:list>
      <text:p text:style-name="P23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22:44:17.166124000</meta:creation-date>
    <dc:date>2020-11-06T12:55:20.258041234</dc:date>
    <meta:editing-duration>PT14H10M40S</meta:editing-duration>
    <meta:editing-cycles>46</meta:editing-cycles>
    <meta:generator>LibreOffice/6.4.6.2$Linux_X86_64 LibreOffice_project/40$Build-2</meta:generator>
    <meta:document-statistic meta:table-count="0" meta:image-count="0" meta:object-count="0" meta:page-count="2" meta:paragraph-count="40" meta:word-count="717" meta:character-count="4226" meta:non-whitespace-character-count="3532"/>
  </office:meta>
</office:document-meta>
</file>